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792cm" fo:margin-left="-0.24cm" fo:margin-top="0cm" fo:margin-bottom="0cm" table:align="left" style:writing-mode="lr-tb"/>
    </style:style>
    <style:style style:name="Tabela1.A" style:family="table-column">
      <style:table-column-properties style:column-width="7.576cm"/>
    </style:style>
    <style:style style:name="Tabela1.B" style:family="table-column">
      <style:table-column-properties style:column-width="3.369cm"/>
    </style:style>
    <style:style style:name="Tabela1.C" style:family="table-column">
      <style:table-column-properties style:column-width="3.147cm"/>
    </style:style>
    <style:style style:name="Tabela1.D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D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ea46b" officeooo:paragraph-rsid="001ea46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break-before="page"/>
      <style:text-properties style:font-name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1ea46b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0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1" style:family="paragraph" style:parent-style-name="Heading_20_1">
      <style:paragraph-properties fo:margin-top="0cm" fo:margin-bottom="0cm" style:contextual-spacing="true" fo:text-align="start" style:justify-single-word="false" fo:break-before="page"/>
      <style:text-properties style:font-name="Times New Roman"/>
    </style:style>
    <style:style style:name="P12" style:family="paragraph" style:parent-style-name="Heading_20_1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Heading_20_1">
      <style:paragraph-properties fo:margin-top="0cm" fo:margin-bottom="0cm" style:contextual-spacing="true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Heading_20_2">
      <style:paragraph-properties fo:margin-top="0cm" fo:margin-bottom="0cm" style:contextual-spacing="true"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Heading_20_1">
      <style:paragraph-properties fo:margin-top="0cm" fo:margin-bottom="0cm" style:contextual-spacing="true"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style="italic" style:font-size-asian="12pt" style:font-style-asian="italic" style:font-size-complex="12pt"/>
    </style:style>
    <style:style style:name="P20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fo:font-size="12pt" fo:font-style="italic" style:font-size-asian="12pt" style:font-style-asian="italic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6pt" fo:font-weight="bold" officeooo:rsid="00219d2d" officeooo:paragraph-rsid="00219d2d" style:font-size-asian="16pt" style:font-weight-asian="bold" style:font-size-complex="16pt"/>
    </style:style>
    <style:style style:name="P23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style:page-number="auto" fo:background-color="transparent" fo:keep-with-next="always" style:writing-mode="lr-tb"/>
      <style:text-properties style:font-name="Times New Roman" officeooo:paragraph-rsid="001fbf2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1fbf2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13.88cm"/>
        </style:tab-stops>
      </style:paragraph-properties>
      <style:text-properties style:font-name="Times New Roman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P28" style:family="paragraph" style:parent-style-name="Heading_20_2">
      <style:paragraph-properties fo:margin-top="0cm" fo:margin-bottom="0cm" style:contextual-spacing="true"/>
      <style:text-properties style:font-name="Times New Roman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a46b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33" style:family="paragraph" style:parent-style-name="Heading_20_1">
      <style:paragraph-properties fo:margin-top="0cm" fo:margin-bottom="0cm" style:contextual-spacing="true" fo:text-align="start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true" fo:text-align="start" style:justify-single-word="false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fo:font-size="12pt" fo:language="pt" fo:country="BR" fo:font-style="normal" style:text-underline-style="none" fo:font-weight="bold" style:font-name-asian="Arial2" style:font-size-asian="12pt" style:language-asian="zh" style:country-asian="CN" style:font-style-asian="normal" style:font-weight-asian="bold" style:font-name-complex="Arial2" style:language-complex="hi" style:country-complex="IN"/>
    </style:style>
    <style:style style:name="P36" style:family="paragraph" style:parent-style-name="Standard">
      <style:paragraph-properties fo:margin-top="0cm" fo:margin-bottom="0cm" style:contextual-spacing="true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fo:font-size="12pt" fo:language="pt" fo:country="BR" fo:font-style="italic" style:text-underline-style="none" fo:font-weight="bold" style:font-name-asian="Arial2" style:font-size-asian="12pt" style:language-asian="zh" style:country-asian="CN" style:font-style-asian="italic" style:font-weight-asian="bold" style:font-name-complex="Arial2" style:language-complex="hi" style:country-complex="IN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pt" fo:country="BR" fo:font-style="normal" style:text-underline-style="none" fo:font-weight="bold" style:font-name-asian="Arial2" style:font-size-asian="12pt" style:language-asian="zh" style:country-asian="CN" style:font-style-asian="normal" style:font-weight-asian="bold" style:font-name-complex="Arial2" style:font-size-complex="12pt" style:language-complex="hi" style:country-complex="IN"/>
    </style:style>
    <style:style style:name="P38" style:family="paragraph" style:parent-style-name="Standard">
      <style:paragraph-properties fo:margin-top="0cm" fo:margin-bottom="0cm" style:contextual-spacing="true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pt" fo:country="BR" fo:font-style="normal" style:text-underline-style="none" fo:font-weight="bold" style:font-name-asian="Arial2" style:font-size-asian="12pt" style:language-asian="zh" style:country-asian="CN" style:font-style-asian="normal" style:font-weight-asian="bold" style:font-name-complex="Arial2" style:font-size-complex="12pt" style:language-complex="hi" style:country-complex="IN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fo:font-style="italic" fo:font-weight="bold" style:font-style-asian="italic" style:font-weight-asian="bold" style:font-weight-complex="bold"/>
    </style:style>
    <style:style style:name="P40" style:family="paragraph" style:parent-style-name="Standard">
      <style:paragraph-properties fo:margin-top="0cm" fo:margin-bottom="0cm" style:contextual-spacing="true" fo:text-align="start" style:justify-single-word="false"/>
      <style:text-properties fo:font-style="italic" style:font-style-asian="italic"/>
    </style:style>
    <style:style style:name="P41" style:family="paragraph" style:parent-style-name="Heading_20_1">
      <style:paragraph-properties fo:margin-top="0cm" fo:margin-bottom="0cm" style:contextual-spacing="true" fo:text-align="start" style:justify-single-word="false"/>
      <style:text-properties fo:font-style="italic" style:font-style-asian="italic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</style:style>
    <style:style style:name="P43" style:family="paragraph" style:parent-style-name="Standard" style:master-page-name="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style:page-number="auto" fo:background-color="transparent" fo:keep-with-next="always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able_20_Contents">
      <style:text-properties officeooo:rsid="0024807f" officeooo:paragraph-rsid="0024807f"/>
    </style:style>
    <style:style style:name="P46" style:family="paragraph" style:parent-style-name="Table_20_Contents">
      <style:paragraph-properties fo:text-align="center" style:justify-single-word="false"/>
      <style:text-properties officeooo:rsid="0024807f" officeooo:paragraph-rsid="0024807f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fo:color="#111111" loext:opacity="100%" style:font-name="Times New Roman"/>
    </style:style>
    <style:style style:name="P48" style:family="paragraph" style:parent-style-name="Heading_20_1" style:master-page-name="Converted3">
      <style:paragraph-properties fo:margin-top="0cm" fo:margin-bottom="0cm" style:contextual-spacing="true" fo:text-align="start" style:justify-single-word="false" style:page-number="1"/>
      <style:text-properties style:font-name="Times New Roman"/>
    </style:style>
    <style:style style:name="P49" style:family="paragraph" style:parent-style-name="Standard" style:master-page-name="Converted1">
      <style:paragraph-properties fo:margin-top="0cm" fo:margin-bottom="0cm" style:contextual-spacing="false" fo:text-align="center" style:justify-single-word="false" style:page-number="1"/>
      <style:text-properties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 style:master-page-name="Converted2">
      <style:paragraph-properties style:page-number="1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 officeooo:rsid="002d9af6" officeooo:paragraph-rsid="002d9af6"/>
    </style:style>
    <style:style style:name="P53" style:family="paragraph" style:parent-style-name="Standard">
      <style:paragraph-properties fo:margin-top="0cm" fo:margin-bottom="0cm" style:contextual-spacing="false"/>
      <style:text-properties style:font-name="Times New Roman" officeooo:paragraph-rsid="002d9af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/>
    </style:style>
    <style:style style:name="T5" style:family="text">
      <style:text-properties fo:color="#111111" loext:opacity="100%" style:font-name="Times New Roman"/>
    </style:style>
    <style:style style:name="T6" style:family="text">
      <style:text-properties officeooo:rsid="0024807f"/>
    </style:style>
    <style:style style:name="T7" style:family="text">
      <style:text-properties officeooo:rsid="0024cc3f"/>
    </style:style>
    <style:style style:name="T8" style:family="text">
      <style:text-properties officeooo:rsid="00257983"/>
    </style:style>
    <style:style style:name="T9" style:family="text">
      <style:text-properties officeooo:rsid="002adc31"/>
    </style:style>
    <style:style style:name="T10" style:family="text">
      <style:text-properties officeooo:rsid="002d9af6"/>
    </style:style>
    <style:style style:name="T11" style:family="text">
      <style:text-properties officeooo:rsid="002e7077"/>
    </style:style>
    <style:style style:name="T12" style:family="text">
      <style:text-properties officeooo:rsid="002fd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INSTITUTO FEDERAL DE EDUCAÇÃO, CIÊNCIA E TECNOLOGIA DE MATO GROSSO - CAMPUS OCTAYDE JORGE DA SILVA</text:p>
      <text:p text:style-name="P3">DIRETORIA DE ENSINO</text:p>
      <text:p text:style-name="P3">DEPARTAMENTO DE ÁREA DE INFORMÁTICA</text:p>
      <text:p text:style-name="P5"/>
      <text:p text:style-name="P5"/>
      <text:p text:style-name="P4">ELIZEU CORDEIRO DO AMARAL VAILANT</text:p>
      <text:p text:style-name="P5"/>
      <text:p text:style-name="P5"/>
      <text:p text:style-name="P5"/>
      <text:p text:style-name="P5"/>
      <text:p text:style-name="P5"/>
      <text:p text:style-name="P5"/>
      <text:p text:style-name="P22">USO DA TECNOLOGIA NA PARTICIPAÇÃO POLÍTICA DO CIDADÃO</text:p>
      <text:p text:style-name="P8"><text:s/></text:p>
      <text:p text:style-name="P8"/>
      <text:p text:style-name="P30"/>
      <text:p text:style-name="P43"/>
      <text:p text:style-name="P44"/>
      <text:p text:style-name="P23">Projeto de Pesquisa apresentado ao Instituto Federal de Educação, Ciência e Tecnologia de Mato Grosso, como exigência parcial da disciplina de Metodologia Científica do curso Tecnólogo em Sistemas para internet, sob a supervisão da Prof.ª Drª Inara Ferrer.</text:p>
      <text:p text:style-name="P23"/>
      <text:p text:style-name="P23"/>
      <text:p text:style-name="P24"/>
      <text:p text:style-name="P25"/>
      <text:p text:style-name="P25"/>
      <text:p text:style-name="P25"/>
      <text:p text:style-name="P25"><text:soft-page-break/>Cuiabá</text:p>
      <text:p text:style-name="P25">2022</text:p>
      <text:p text:style-name="P3">SUMÁRIO</text:p>
      <text:p text:style-name="P7"/>
      <text:p text:style-name="P5"/>
      <text:p text:style-name="P5"/>
      <text:p text:style-name="P5"/>
      <text:p text:style-name="P26">1 Introdução<text:tab/>1</text:p>
      <text:p text:style-name="P26">2 Referencial Teórico<text:tab/>2</text:p>
      <text:p text:style-name="P26">3 Material e Método<text:tab/>3</text:p>
      <text:p text:style-name="P26">4 Orçamento<text:tab/>4<text:tab/></text:p>
      <text:p text:style-name="P26">5 Cronograma<text:tab/>5</text:p>
      <text:p text:style-name="P26">6 Referencias<text:tab/>6</text:p>
      <text:p text:style-name="P5"/>
      <text:p text:style-name="P5"/>
      <text:p text:style-name="P5"/>
      <text:p text:style-name="P5"/>
      <text:p text:style-name="P5"/>
      <text:p text:style-name="P32"/>
      <text:p text:style-name="P7"/>
      <text:p text:style-name="P1"/>
      <text:p text:style-name="P11">1 INTRODUÇÃO </text:p>
      <text:p text:style-name="P10"/>
      <text:p text:style-name="P10"><text:tab/><text:span text:style-name="T9">Acompanhar as ações dos deputados e vereadores eleitos após o período da eleição é uma ação que pode ser difícil e demorada, conseguir navegar os sites oferecidos pelas instituições públicas e encontrar as informações desejadas não é algo que todos conseguem fazer, </text:span><text:span text:style-name="T12">por isso existir um site online que ofereça essas informações é importante</text:span><text:span text:style-name="T9">. </text:span><text:span text:style-name="T11">O objetivo dessa pesquisa é de entender e agrupar </text:span><text:span text:style-name="T12">aqui </text:span><text:span text:style-name="T11">o</text:span><text:span text:style-name="T12">s</text:span><text:span text:style-name="T11"> </text:span><text:span text:style-name="T12">meios eletrônicos disponíveis que atendam essa necessidade e após isso tentar montar algum produto que alcance essa função.</text:span></text:p>
      <text:p text:style-name="P21"/>
      <text:p text:style-name="P21"/>
      <text:p text:style-name="P21">A introdução deve iniciar na PRIMEIRA FOLHA DO TEXTO, sendo a palavra INTRODUÇÃO grafada em letra maiúscula. <text:s/>Todos os títulos de seção primária devem iniciar uma nova página, obedecendo à configuração de página informada neste documento. </text:p>
      <text:p text:style-name="P42"><text:span text:style-name="T1">Essa parte da monografia tem por objetivo apresentar o modo como a pesquisa foi efetuada e situar o leitor no contexto do trabalho realizado. Segundo ABNT, NBR 14724:2002, a introdução constitui-se na “parte inicial do texto, onde devem constar a delimitação do assunto tratado, objetivos da pesquisa e outros elementos necessários para situar o tema do trabalho”. Nela ainda, o</text:span><text:span text:style-name="T5"> pesquisador enfatiza a relevância social do tema escolhido, bem como se explicitam as razões de elaboração do estudo, procedimentos e metodologia empregados e no final, uma sucinta apresentação de cada capítulo da monografia. </text:span></text:p>
      <text:p text:style-name="P47">Segundo a ABNT, NBR 10719:1989, “a introdução, não deve repetir ou parafrasear o resumo, nem dar detalhes sobre a teoria experimental, o método ou os resultados, nem antecipar as conclusões e as recomendações”. </text:p>
      <text:p text:style-name="P21">Embora a Introdução inicie o texto de uma monografia, sua redação final só poderá ser elaborada após a conclusão do trabalho, não dispensando por parte do pesquisador a escrita de versões preliminares das partes introdutórias.</text:p>
      <text:p text:style-name="P28"/>
      <text:p text:style-name="P9"/>
      <text:p text:style-name="P21"/>
      <text:p text:style-name="P1"/>
      <text:p text:style-name="P6"/>
      <text:p text:style-name="P12"><text:bookmark text:name="_ugapazmytgzg"/>2 <text:s/>REFERENCIAL TEÓRICO</text:p>
      <text:p text:style-name="P9">(Negrito, Tamanho 14 e Letras Maiúsculas) </text:p>
      <text:p text:style-name="P5"/>
      <text:p text:style-name="P21">É a segunda parte do texto, ou seja, o corpo do trabalho. Fundamenta-se no Desenvolvimento lógico do conteúdo do trabalho e relata os resultados de outras pesquisas referentes ao tema do trabalho. Os capítulos devem ser divididos de forma a obedecer a um raciocínio coerente. </text:p>
      <text:p text:style-name="P21">Os capítulos devem conter, exclusivamente, o material relativo ao tema em estudo, citações bibliográficas pertinentes; pois estas enriquecem o trabalho e dão suporte às idéias discutidas pelo pesquisador. Porém sua utilização deve ser criteriosa e estar intimamente relacionada ao problema analisado. Assim, elas passam a fazer parte integrante do texto e possibilitam o desenvolvimento consistente da argumentação pelo pesquisador. </text:p>
      <text:p text:style-name="P21">Segundo ABNT, NBR 14724:2002, o Desenvolvimento é a “parte principal do texto, que contém a exposição ordenada e pormenorizada do assunto. Divide-se em seções e subseções, que variam em função da abordagem do tema e do método”. </text:p>
      <text:p text:style-name="P21">Esta é a parte mais extensa e apoiada na análise descritiva, o pesquisador não deve se esquecer de utilizar uma linguagem científica que possua clareza e precisão, de modo que o leitor possa acompanhar os passos do estudo e o raciocínio do autor do trabalho.</text:p>
      <text:p text:style-name="P2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7">3 MATERIAL E MÉTODO</text:p>
      <text:p text:style-name="P5"/>
      <text:p text:style-name="P53"><text:span text:style-name="T10">O método de desenvolvimento dessa pesquisa será o de leitura de artigos </text:span><text:span text:style-name="T11">ou procura de sites</text:span><text:span text:style-name="T10"> que tratem sobre as tecnologias disponíveis para um cidadão comum se manter a par das votações dos políticos que elegeu. </text:span><text:span text:style-name="T11">Após a pesquisa farei um desenvolvimento de como poderia ser um site que atendesse a essa necessidad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4 ORÇAMENTO</text:p>
      <text:p text:style-name="P27"/>
      <text:p text:style-name="P52">Não precisarei de alguma verba.</text:p>
      <text:p text:style-name="P50">5 CRONOGRAM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Table_20_Contents">FASES</text:p>
          </table:table-cell>
          <table:table-cell table:style-name="Tabela1.A1" office:value-type="string">
            <text:p text:style-name="P45">SETEMBRO</text:p>
          </table:table-cell>
          <table:table-cell table:style-name="Tabela1.A1" office:value-type="string">
            <text:p text:style-name="Table_20_Contents"><text:span text:style-name="T6">OUTUBRO</text:span> </text:p>
          </table:table-cell>
          <table:table-cell table:style-name="Tabela1.D1" office:value-type="string">
            <text:p text:style-name="P45">NOVEMBRO</text:p>
          </table:table-cell>
        </table:table-row>
        <table:table-row table:style-name="Tabela1.1">
          <table:table-cell table:style-name="Tabela1.A2" office:value-type="string">
            <text:p text:style-name="Table_20_Contents">LEITURA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1"/>
          </table:table-cell>
          <table:table-cell table:style-name="Tabela1.D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Table_20_Contents">DEFINIÇÃO DO TEMA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1"/>
          </table:table-cell>
          <table:table-cell table:style-name="Tabela1.D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Table_20_Contents">ESCREVENDO INTRODUÇÃO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1"/>
          </table:table-cell>
          <table:table-cell table:style-name="Tabela1.D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Table_20_Contents">ESCREVENDO REFERENCIAL <text:span text:style-name="T7">TEÓRICO</text:span></text:p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46">X</text:p>
          </table:table-cell>
          <table:table-cell table:style-name="Tabela1.D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Table_20_Contents">ESCREVENDO METODO<text:span text:style-name="T6">LOGIA</text:span></text:p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46">X</text:p>
          </table:table-cell>
          <table:table-cell table:style-name="Tabela1.D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P45">ESCREVENDO <text:span text:style-name="T8">RESULTADOS E DISCUSSÕES/CONSIDERAÇÕES </text:span>FINAIS</text:p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1"/>
          </table:table-cell>
          <table:table-cell table:style-name="Tabela1.D2" office:value-type="string">
            <text:p text:style-name="P46">X</text:p>
          </table:table-cell>
        </table:table-row>
        <table:table-row table:style-name="Tabela1.1">
          <table:table-cell table:style-name="Tabela1.A2" office:value-type="string">
            <text:p text:style-name="Table_20_Contents">ELABORANDO AS REFERENCIAS</text:p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1"/>
          </table:table-cell>
          <table:table-cell table:style-name="Tabela1.D2" office:value-type="string">
            <text:p text:style-name="P46">X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8">56 REFERENCIAS </text:p>
      <text:p text:style-name="P10"/>
      <text:p text:style-name="P14">6.1.1 Referencias de Livros</text:p>
      <text:p text:style-name="P13"/>
      <text:p text:style-name="P29"><text:span text:style-name="T3">BOWDITCH, J.; FURTADO, O.; TEIXEIRA, M.L.T. </text:span><text:span text:style-name="T4">Elementos de ComportamentoOrganizacional. Trad. de José Henrique Lamendorf. São Paulo: Pioneira, 2004. </text:span></text:p>
      <text:p text:style-name="P15"/>
      <text:p text:style-name="P34"><text:span text:style-name="T3">CHIAVENATO, Idalberto. </text:span><text:span text:style-name="T4">Gestão de Pessoas: o novo papel dos recursos humanos nas organizações.10. ed. Rio de Janeiro: Campus, 1999. </text:span></text:p>
      <text:p text:style-name="P15"/>
      <text:p text:style-name="P16">6.1.2 <text:s/>Referências da Internet </text:p>
      <text:p text:style-name="P15"/>
      <text:p text:style-name="P15">As bibliografias consultadas pela Internet e que fazem parte do trabalho devem ser relacionadas, de forma que possam ser identificados seus autores. Forma de citar material da Internet: </text:p>
      <text:p text:style-name="P15"/>
      <text:p text:style-name="P15">Autor. Título da obra. Disponível em: &lt;http://www.endereço eletrônico completo&gt;. Acessado em: data de acesso ao documento. </text:p>
      <text:p text:style-name="P15">Exemplo 1: artigo <text:s/>com nome do autor</text:p>
      <text:p text:style-name="P18">BROWN, Haimes. Chicago style citation of computers documents. Disponível em:</text:p>
      <text:p text:style-name="P19">&lt;http://www.neal.cstateu.edu/history/chicago.html&gt;. Acessado em: 15 de maio de 2007. </text:p>
      <text:p text:style-name="P15"/>
      <text:p text:style-name="P15">Exemplo 2: artigo sem autor explicito</text:p>
      <text:p text:style-name="P15">ADMINISTRAÇÃO de recursos humanos da classe mundial. Disponível em: </text:p>
      <text:p text:style-name="P20">&lt;http://www.manpower.com.br/em/range.asp&gt;. Acessado em: 2 de março de 2007.</text:p>
      <text:p text:style-name="P36"/>
      <text:p text:style-name="P36"/>
      <text:p text:style-name="P38">4.1.4 Artigos de Revistas</text:p>
      <text:p text:style-name="P29"><text:soft-page-break/><text:span text:style-name="T3">MACEDO, N. D.; MODESTO, F. Equivalências: <text:s/>do serviço de referência convencional a novos ambientes de redes digitais em bibliotecas. <text:s/></text:span><text:span text:style-name="T2">Revista Brasileira de Biblioteconomia e Documentação,</text:span><text:span text:style-name="T3"> São Paulo, v. 1, n. 1, p.55-72, 1999.</text:span></text:p>
      <text:p text:style-name="P15"/>
      <text:p text:style-name="P15"/>
      <text:p text:style-name="P37">4.1.5 Artigos de Congressos / Eventos</text:p>
      <text:p text:style-name="P15"/>
      <text:p text:style-name="P15">SOUZA, L.S.;BORGES, A. L.; REZENDE, J. O. Influencia da correçao e do preparo do solo sobre algumas propriedades quimicas do solo cultivado com bananeiras. In: REUNIAO BRASILEIRA DE FERTILIDADE DO SOLO E NUTRIÇÃO, 21, 1994, Petrolina. Anais da Reunião Brasileira de Fertilidade do Soo e Nutrição de Plantas. Petrolina: Embrapa, CPATSA, 1994. p.3-4.</text:p>
      <text:p text:style-name="P15"/>
      <text:p text:style-name="P15"/>
      <text:p text:style-name="P37">4.1.6 <text:s/>Referencias de monografias , dissertações e teses de doutorado.</text:p>
      <text:p text:style-name="P37"/>
      <text:p text:style-name="P37">4..1.6.1 Monografia:</text:p>
      <text:p text:style-name="P15"/>
      <text:p text:style-name="P15">Sobrenome, Nome autor. Titulo da monografia. Local publicação: Editora, data, nº volume ou paginação.</text:p>
      <text:p text:style-name="P15"/>
      <text:p text:style-name="P37">4.1.6.2 Monografia em meio eletronico</text:p>
      <text:p text:style-name="P15"/>
      <text:p text:style-name="P15">Sobrenome, Nome Autor. Titulo. Local: Editora, data. Disponivel em: &lt;endereço eletronico&gt;. Acesso em: dia mês. Ano.</text:p>
      <text:p text:style-name="P15"/>
      <text:p text:style-name="P37">4.1.6.3 Dissertações e Teses de doutorado</text:p>
      <text:p text:style-name="P15"><text:soft-page-break/>Sobrenome, nome. Titulo. Ano defesa. Numero folhas. Categoria ( grau e area de concentração)- Nome da Instituição, Universidade, Local da Instituição, Ano.</text:p>
      <text:p text:style-name="P15"/>
      <text:p text:style-name="P15">Ex:</text:p>
      <text:p text:style-name="P15">BARCELOS. M. F. P. Ensaio Tecnológico, bioquímico e sensorial de soja e guandu enlatados no estagio verde e maturação de colheita. 1998. 160f. Tese( Doutorado em Nutrição)- Faculdade de Engenharia de Alimentos, Universidade de Campinas, Campinas, 1998.</text:p>
      <text:p text:style-name="P15"/>
      <text:p text:style-name="P20"><text:s/></text:p>
      <text:p text:style-name="P33"/>
      <text:p text:style-name="P41"/>
      <text:p text:style-name="P15"/>
      <text:p text:style-name="P40"/>
      <text:p text:style-name="P17"/>
      <text:p text:style-name="P17"/>
      <text:p text:style-name="P17"/>
      <text:p text:style-name="P15"/>
      <text:p text:style-name="P15"/>
      <text:p text:style-name="P39"/>
      <text:p text:style-name="P15"/>
      <text:p text:style-name="P35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center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4pt" fo:language="pt" fo:country="BR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2pt" fo:language="pt" fo:country="BR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2pt" fo:language="pt" fo:country="BR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3cm" fo:margin-bottom="2cm" fo:margin-left="3cm" fo:margin-right="2cm" fo:border="none" fo:padding="0cm" style:shadow="none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4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28cm" fo:margin-left="0cm" fo:margin-right="0cm" fo:margin-top="2.127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fill="solid" draw:background-size="border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Converted1" style:page-layout-name="Mpm2" draw:style-name="Mdp2" style:next-style-name="Standard"/>
    <style:master-page style:name="Converted2" style:page-layout-name="Mpm3" draw:style-name="Mdp1">
      <style:footer>
        <text:p text:style-name="Footer"/>
      </style:footer>
    </style:master-page>
    <style:master-page style:name="Converted3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2-09-20T17:43:38.620000000</dc:date>
    <meta:editing-cycles>47</meta:editing-cycles>
    <meta:editing-duration>P1DT7H4M16S</meta:editing-duration>
    <meta:generator>LibreOffice/7.4.1.2$Windows_X86_64 LibreOffice_project/3c58a8f3a960df8bc8fd77b461821e42c061c5f0</meta:generator>
    <meta:document-statistic meta:table-count="1" meta:image-count="0" meta:object-count="0" meta:page-count="11" meta:paragraph-count="78" meta:word-count="1020" meta:character-count="6758" meta:non-whitespace-character-count="5786"/>
    <meta:user-defined meta:name="AppVersion">15.0000</meta:user-defined>
  </office:meta>
</office:document-meta>
</file>